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0A0000000DCE97D9487.gif" manifest:media-type="image/gif"/>
  <manifest:file-entry manifest:full-path="Pictures/10000200000000A0000000DC88AE6860.gif" manifest:media-type="image/gif"/>
  <manifest:file-entry manifest:full-path="Pictures/10000201000000C8000001B9C1397583.png" manifest:media-type="image/png"/>
  <manifest:file-entry manifest:full-path="Pictures/10000201000003390000005D21437338.png" manifest:media-type="image/png"/>
  <manifest:file-entry manifest:full-path="Pictures/10000201000000720000002AC9E4AE8D.png" manifest:media-type="image/png"/>
  <manifest:file-entry manifest:full-path="Pictures/10000200000000A0000000CCC1857D62.gif" manifest:media-type="image/gif"/>
  <manifest:file-entry manifest:full-path="Pictures/10000201000000720000002A3509A19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28cm" fo:min-width="0cm"/>
    </style:style>
    <style:style style:name="gr2" style:family="graphic" style:parent-style-name="Object_20_with_20_no_20_fill_20_and_20_no_20_line">
      <style:graphic-properties draw:stroke="solid" svg:stroke-width="0.152cm" svg:stroke-color="#0084d1" draw:marker-start-width="0.887cm" draw:marker-end-width="0.88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152cm" svg:stroke-color="#0084d1" draw:marker-start-width="1.115cm" draw:marker-end-width="1.11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52cm" svg:stroke-color="#c5000b" draw:marker-start-width="0.887cm" draw:marker-end-width="0.88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152cm" svg:stroke-color="#0084d1" draw:marker-start="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solid" draw:stroke-dash="Fine_20_Dashed" svg:stroke-width="0.254cm" svg:stroke-color="#579d1c" draw:marker-start="" draw:marker-start-width="0.732cm" draw:marker-end="Arrow" draw:marker-end-width="0.832cm" draw:fill="none" draw:textarea-vertical-align="middle" fo:padding-top="0.251cm" fo:padding-bottom="0.251cm" fo:padding-left="0.376cm" fo:padding-right="0.376cm"/>
    </style:style>
    <style:style style:name="gr7" style:family="graphic" style:parent-style-name="standard">
      <style:graphic-properties svg:stroke-width="0.102cm" svg:stroke-color="#579d1c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84d1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solid" svg:stroke-width="0.152cm" svg:stroke-color="#0084d1" draw:marker-start-width="0.734cm" draw:marker-end-width="0.734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152cm" svg:stroke-color="#0084d1" draw:marker-start-width="0.659cm" draw:marker-end-width="0.6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vg:stroke-width="0.152cm" svg:stroke-color="#0084d1" draw:marker-start="" draw:marker-start-width="0.887cm" draw:marker-end-width="0.88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3" style:family="graphic">
      <style:graphic-properties draw:stroke="dash" draw:stroke-dash="Fine_20_Dashed" svg:stroke-width="0.152cm" svg:stroke-color="#0084d1" draw:marker-start="" draw:marker-start-width="0.887cm" draw:marker-end-width="0.88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4" style:family="graphic">
      <style:graphic-properties svg:stroke-width="0.152cm" svg:stroke-color="#c5000b" draw:marker-start="" draw:marker-start-width="0.887cm" draw:marker-end-width="0.88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objectwithoutfill">
      <style:graphic-properties draw:stroke="solid" draw:stroke-dash="Fine_20_Dashed" svg:stroke-width="0.254cm" svg:stroke-color="#579d1c" draw:marker-start="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6" style:family="graphic" style:parent-style-name="objectwithoutfill">
      <style:graphic-properties draw:stroke="solid" draw:stroke-dash="Fine_20_Dashed" svg:stroke-width="0.254cm" svg:stroke-color="#579d1c" draw:marker-start="" draw:marker-start-width="0.579cm" draw:marker-end="" draw:marker-end-width="0.679cm" draw:fill="none" draw:textarea-vertical-align="middle" fo:padding-top="0.25cm" fo:padding-bottom="0.25cm" fo:padding-left="0.375cm" fo:padding-right="0.375cm"/>
    </style:style>
    <style:style style:name="gr17" style:family="graphic">
      <style:graphic-properties svg:stroke-width="0.102cm" svg:stroke-color="#579d1c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>
      <style:graphic-properties svg:stroke-width="0.102cm" svg:stroke-color="#0084d1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0084d1" style:font-name="Arial" fo:font-size="105.599998474121pt" style:font-size-asian="105.599998474121pt" style:font-size-complex="105.59999847412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579d1c" style:font-name="Arial" fo:font-size="24pt" style:font-size-asian="24pt" style:font-size-complex="24pt"/>
    </style:style>
    <style:style style:name="P4" style:family="paragraph">
      <style:paragraph-properties fo:text-align="start"/>
      <style:text-properties fo:color="#579d1c" style:font-name="Arial" fo:font-size="24pt" style:font-size-asian="24pt" style:font-size-complex="24pt"/>
    </style:style>
    <style:style style:name="P5" style:family="paragraph">
      <style:paragraph-properties fo:text-align="center"/>
      <style:text-properties fo:color="#0084d1" style:font-name="Arial" fo:font-size="24pt" style:font-size-asian="24pt" style:font-size-complex="24pt"/>
    </style:style>
    <style:style style:name="P6" style:family="paragraph">
      <style:paragraph-properties fo:text-align="center"/>
      <style:text-properties fo:color="#c5000b" style:font-name="Arial" fo:font-size="24pt" style:font-size-asian="24pt" style:font-size-complex="24pt"/>
    </style:style>
    <style:style style:name="T1" style:family="text">
      <style:text-properties fo:color="#0084d1" style:font-name="Arial" fo:font-size="105.599998474121pt" style:font-size-asian="105.599998474121pt" style:font-size-complex="105.599998474121pt"/>
    </style:style>
    <style:style style:name="T2" style:family="text">
      <style:text-properties fo:color="#579d1c" style:font-name="Arial" fo:font-size="24pt" style:font-size-asian="24pt" style:font-size-complex="24pt"/>
    </style:style>
    <style:style style:name="T3" style:family="text">
      <style:text-properties fo:color="#0084d1" style:font-name="Arial" fo:font-size="24pt" style:font-size-asian="24pt" style:font-size-complex="24pt"/>
    </style:style>
    <style:style style:name="T4" style:family="text">
      <style:text-properties fo:color="#c5000b" style:font-name="Ari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16cm" svg:height="4.412cm" svg:x="0.726cm" svg:y="15.24cm">
          <draw:text-box>
            <text:p text:style-name="P1"><text:span text:style-name="T1">touch</text:span></text:p>
          </draw:text-box>
        </draw:frame>
        <draw:frame draw:style-name="gr2" draw:text-style-name="P2" draw:layer="layout" svg:width="4.02cm" svg:height="1.48cm" svg:x="2.838cm" svg:y="5.957cm">
          <draw:image xlink:href="Pictures/10000201000000720000002A3509A19F.png" xlink:type="simple" xlink:show="embed" xlink:actuate="onLoad">
            <text:p/>
          </draw:image>
        </draw:frame>
        <draw:frame draw:style-name="gr3" draw:text-style-name="P2" draw:layer="layout" svg:width="4.02cm" svg:height="1.48cm" svg:x="20.872cm" svg:y="7.945cm">
          <draw:image xlink:href="Pictures/10000201000000720000002AC9E4AE8D.png" xlink:type="simple" xlink:show="embed" xlink:actuate="onLoad">
            <text:p/>
          </draw:image>
        </draw:frame>
        <draw:frame draw:style-name="gr2" draw:text-style-name="P2" draw:layer="layout" svg:width="4.02cm" svg:height="1.48cm" svg:x="8.382cm" svg:y="6.656cm">
          <draw:image xlink:href="Pictures/10000201000000720000002A3509A19F.png" xlink:type="simple" xlink:show="embed" xlink:actuate="onLoad">
            <text:p/>
          </draw:image>
        </draw:frame>
        <draw:frame draw:style-name="gr4" draw:text-style-name="P2" draw:layer="layout" svg:width="3.999cm" svg:height="8.819cm" svg:x="12.546cm" svg:y="5.405cm">
          <draw:image xlink:href="Pictures/10000201000000C8000001B9C1397583.png" xlink:type="simple" xlink:show="embed" xlink:actuate="onLoad">
            <text:p/>
          </draw:image>
        </draw:frame>
        <draw:line draw:style-name="gr5" draw:text-style-name="P2" draw:layer="layout" svg:x1="2.794cm" svg:y1="5.913cm" svg:x2="20.828cm" svg:y2="7.945cm">
          <text:p/>
        </draw:line>
        <draw:line draw:style-name="gr6" draw:text-style-name="P2" draw:layer="layout" svg:x1="2.756cm" svg:y1="5.962cm" svg:x2="8.382cm" svg:y2="6.604cm">
          <text:p/>
        </draw:line>
        <draw:custom-shape draw:style-name="gr7" draw:text-style-name="P2" draw:layer="layout" svg:width="0.508cm" svg:height="0.508cm" svg:x="2.44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08cm" svg:height="0.508cm" svg:x="8.0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08cm" svg:height="0.508cm" svg:x="20.47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2.446cm" svg:y1="12.192cm" svg:x2="9.652cm" svg:y2="12.192cm">
          <text:p/>
        </draw:line>
        <draw:frame draw:style-name="gr1" draw:text-style-name="P3" draw:layer="layout" svg:width="3.791cm" svg:height="2.139cm" svg:x="0.762cm" svg:y="3.302cm">
          <draw:text-box>
            <text:p text:style-name="P3"><text:span text:style-name="T2">x, y</text:span></text:p>
            <text:p text:style-name="P3"><text:span text:style-name="T2">(original)</text:span></text:p>
          </draw:text-box>
        </draw:frame>
        <draw:frame draw:style-name="gr1" draw:text-style-name="P4" draw:layer="layout" svg:width="3.465cm" svg:height="2.139cm" svg:x="7.112cm" svg:y="4.064cm">
          <draw:text-box>
            <text:p text:style-name="P4"><text:span text:style-name="T2">touch.x,</text:span></text:p>
            <text:p text:style-name="P4"><text:span text:style-name="T2">touch.y</text:span></text:p>
          </draw:text-box>
        </draw:frame>
        <draw:frame draw:style-name="gr1" draw:text-style-name="P5" draw:layer="layout" svg:width="5.298cm" svg:height="1.53cm" svg:x="18.224cm" svg:y="6.296cm">
          <draw:text-box>
            <text:p text:style-name="P5"><text:span text:style-name="T3">goalX, goalY</text:span></text:p>
          </draw:text-box>
        </draw:frame>
        <draw:frame draw:style-name="gr1" draw:text-style-name="P6" draw:layer="layout" svg:width="2.432cm" svg:height="1.53cm" svg:x="13.316cm" svg:y="14.224cm">
          <draw:text-box>
            <text:p text:style-name="P6"><text:span text:style-name="T4">other</text:span></text:p>
          </draw:text-box>
        </draw:frame>
        <draw:frame draw:style-name="gr1" draw:text-style-name="P5" draw:layer="layout" svg:width="3.745cm" svg:height="1.53cm" svg:x="8.59cm" svg:y="10.916cm">
          <draw:text-box>
            <text:p text:style-name="P5"><text:span text:style-name="T3">normal.x</text:span></text:p>
          </draw:text-box>
        </draw:frame>
        <draw:frame draw:style-name="gr1" draw:text-style-name="P5" draw:layer="layout" svg:width="2.102cm" svg:height="1.53cm" svg:x="3.813cm" svg:y="7.62cm">
          <draw:text-box>
            <text:p text:style-name="P5"><text:span text:style-name="T3">item</text:span></text:p>
          </draw:text-box>
        </draw:frame>
      </draw:page>
      <draw:page draw:name="page2" draw:style-name="dp1" draw:master-page-name="Default">
        <draw:frame draw:style-name="gr1" draw:text-style-name="P1" draw:layer="layout" svg:width="9.4cm" svg:height="4.412cm" svg:x="0.726cm" svg:y="15.24cm">
          <draw:text-box>
            <text:p text:style-name="P1"><text:span text:style-name="T1">cross</text:span></text:p>
          </draw:text-box>
        </draw:frame>
      </draw:page>
      <draw:page draw:name="page3" draw:style-name="dp1" draw:master-page-name="Default">
        <draw:frame draw:style-name="gr9" draw:text-style-name="P2" draw:layer="layout" svg:width="3.199cm" svg:height="4.399cm" svg:x="17.258cm" svg:y="15.159cm">
          <draw:image xlink:href="Pictures/10000200000000A0000000DC88AE6860.gif" xlink:type="simple" xlink:show="embed" xlink:actuate="onLoad">
            <text:p/>
          </draw:image>
        </draw:frame>
        <draw:frame draw:style-name="gr10" draw:text-style-name="P2" draw:layer="layout" svg:width="3.199cm" svg:height="4.399cm" svg:x="2.018cm" svg:y="2.54cm">
          <draw:image xlink:href="Pictures/10000200000000A0000000DCE97D9487.gif" xlink:type="simple" xlink:show="embed" xlink:actuate="onLoad">
            <text:p/>
          </draw:image>
        </draw:frame>
        <draw:frame draw:style-name="gr11" draw:text-style-name="P2" draw:layer="layout" svg:width="28cm" svg:height="3.155cm" svg:x="0cm" svg:y="10.053cm">
          <draw:image xlink:href="Pictures/10000201000003390000005D21437338.png" xlink:type="simple" xlink:show="embed" xlink:actuate="onLoad">
            <text:p/>
          </draw:image>
        </draw:frame>
        <draw:line draw:style-name="gr5" draw:text-style-name="P2" draw:layer="layout" svg:x1="2.018cm" svg:y1="2.54cm" svg:x2="17.004cm" svg:y2="14.986cm">
          <text:p/>
        </draw:line>
        <draw:frame draw:style-name="gr11" draw:text-style-name="P2" draw:layer="layout" svg:width="3.556cm" svg:height="4.533cm" svg:x="17.104cm" svg:y="5.727cm">
          <draw:image xlink:href="Pictures/10000200000000A0000000CCC1857D62.gif" xlink:type="simple" xlink:show="embed" xlink:actuate="onLoad">
            <text:p/>
          </draw:image>
        </draw:frame>
        <draw:custom-shape draw:style-name="gr12" draw:text-style-name="P2" draw:layer="Layout" svg:width="3.302cm" svg:height="4.572cm" svg:x="17.158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302cm" svg:height="4.572cm" svg:x="5.828cm" svg:y="5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556cm" svg:height="3.048cm" svg:x="7.238cm" svg:y="10.16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828cm" svg:y1="5.588cm" svg:x2="17.004cm" svg:y2="5.588cm">
          <text:p/>
        </draw:line>
        <draw:line draw:style-name="gr16" draw:text-style-name="P2" draw:layer="layout" svg:x1="2.018cm" svg:y1="2.54cm" svg:x2="5.828cm" svg:y2="5.588cm">
          <text:p/>
        </draw:line>
        <draw:custom-shape draw:style-name="gr17" draw:text-style-name="P2" draw:layer="Layout" svg:width="0.508cm" svg:height="0.508cm" svg:x="1.764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5.57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6.90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6.904cm" svg:y="1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5.345cm" svg:height="1.53cm" svg:x="1.116cm" svg:y="1.016cm">
          <draw:text-box>
            <text:p text:style-name="P3"><text:span text:style-name="T2">x, y (original)</text:span></text:p>
          </draw:text-box>
        </draw:frame>
        <draw:frame draw:style-name="gr1" draw:text-style-name="P3" draw:layer="layout" svg:width="6.429cm" svg:height="1.53cm" svg:x="5.495cm" svg:y="4.058cm">
          <draw:text-box>
            <text:p text:style-name="P3"><text:span text:style-name="T2">touch.x, touch.y</text:span></text:p>
          </draw:text-box>
        </draw:frame>
        <draw:frame draw:style-name="gr1" draw:text-style-name="P3" draw:layer="layout" svg:width="5.768cm" svg:height="1.53cm" svg:x="14.464cm" svg:y="4.058cm">
          <draw:text-box>
            <text:p text:style-name="P3"><text:span text:style-name="T2">slide.x, slide.y</text:span></text:p>
          </draw:text-box>
        </draw:frame>
        <draw:frame draw:style-name="gr1" draw:text-style-name="P5" draw:layer="layout" svg:width="5.298cm" svg:height="1.53cm" svg:x="17.004cm" svg:y="13.716cm">
          <draw:text-box>
            <text:p text:style-name="P5"><text:span text:style-name="T3">goalX, goalY</text:span></text:p>
          </draw:text-box>
        </draw:frame>
        <draw:frame draw:style-name="gr1" draw:text-style-name="P6" draw:layer="layout" svg:width="2.432cm" svg:height="1.53cm" svg:x="7.781cm" svg:y="13.456cm">
          <draw:text-box>
            <text:p text:style-name="P6"><text:span text:style-name="T4">other</text:span></text:p>
          </draw:text-box>
        </draw:frame>
        <draw:frame draw:style-name="gr1" draw:text-style-name="P5" draw:layer="layout" svg:width="2.102cm" svg:height="1.53cm" svg:x="2.58cm" svg:y="7.112cm">
          <draw:text-box>
            <text:p text:style-name="P5"><text:span text:style-name="T3">item</text:span></text:p>
          </draw:text-box>
        </draw:frame>
        <draw:line draw:style-name="gr5" draw:text-style-name="P2" draw:layer="layout" svg:x1="25.184cm" svg:y1="9.906cm" svg:x2="25.184cm" svg:y2="7.62cm">
          <text:p/>
        </draw:line>
        <draw:frame draw:style-name="gr1" draw:text-style-name="P5" draw:layer="layout" svg:width="3.745cm" svg:height="1.53cm" svg:x="23.317cm" svg:y="6.396cm">
          <draw:text-box>
            <text:p text:style-name="P5"><text:span text:style-name="T3">normal.y</text:span></text:p>
          </draw:text-box>
        </draw:frame>
        <draw:frame draw:style-name="gr1" draw:text-style-name="P1" draw:layer="layout" svg:width="8.164cm" svg:height="4.412cm" svg:x="0.726cm" svg:y="15.24cm">
          <draw:text-box>
            <text:p text:style-name="P1"><text:span text:style-name="T1">slide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724cm" svg:height="4.412cm" svg:x="0.726cm" svg:y="15.24cm">
          <draw:text-box>
            <text:p text:style-name="P1"><text:span text:style-name="T1">bou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23:49:04.191149000</meta:creation-date>
    <dc:date>2014-12-03T01:18:32.414851000</dc:date>
    <meta:editing-duration>PT32M24S</meta:editing-duration>
    <meta:editing-cycles>2</meta:editing-cycles>
    <meta:generator>LibreOffice/4.2.6.3$MacOSX_x86 LibreOffice_project/3fd416d4c6db7d3204c17ce57a1d70f6e531ee21</meta:generator>
    <meta:document-statistic meta:object-count="42"/>
  </office:meta>
</office:document-meta>
</file>